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color="#800000"/>
    </style:style>
    <style:style style:name="ce7" style:family="table-cell" style:parent-style-name="Default">
      <style:table-cell-properties fo:background-color="#111111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1c1c1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99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Instancia 1" table:style-name="ta1">
        <table:table-column table:style-name="co1" table:default-cell-style-name="ce2"/>
        <table:table-column table:style-name="co2" table:number-columns-repeated="25" table:default-cell-style-name="ce3"/>
        <table:table-row table:style-name="ro1">
          <table:table-cell table:style-name="ce1" office:value-type="string" calcext:value-type="string">
            <text:p>TEMPO/AT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6" table:number-columns-repeated="4"/>
          <table:table-cell table:number-columns-repeated="2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table:style-name="ce9" table:number-columns-repeated="3"/>
          <table:table-cell table:number-columns-repeated="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number-columns-repeated="7"/>
          <table:table-cell table:number-columns-repeated="1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  <table:table-cell table:style-name="ce11" table:number-columns-repeated="3"/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/>
          <table:table-cell table:style-name="ce10" table:number-columns-repeated="6"/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style-name="ce12" table:number-columns-repeated="5"/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  <table:table-cell table:style-name="ce13" table:number-columns-repeated="5"/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8"/>
          <table:table-cell table:style-name="ce11" table:number-columns-repeated="4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8"/>
          <table:table-cell table:style-name="ce14" table:number-columns-repeated="5"/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style-name="ce7" table:number-columns-repeated="12"/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table:style-name="ce8" table:number-columns-repeated="10"/>
          <table:table-cell table:style-name="ce11" table:number-columns-repeated="3"/>
          <table:table-cell table:number-columns-repeated="10"/>
        </table:table-row>
        <table:table-row table:style-name="ro2" table:number-rows-repeated="3">
          <table:table-cell table:number-columns-repeated="26"/>
        </table:table-row>
        <table:table-row table:style-name="ro2" table:number-rows-repeated="10">
          <table:table-cell table:style-name="ce3"/>
          <table:table-cell table:number-columns-repeated="25"/>
        </table:table-row>
        <table:table-row table:style-name="ro2">
          <table:table-cell table:style-name="ce3"/>
          <table:table-cell table:number-columns-repeated="25"/>
        </table:table-row>
      </table:table>
      <table:table table:name="Template" table:style-name="ta1">
        <table:table-column table:style-name="co1" table:default-cell-style-name="ce3"/>
        <table:table-column table:style-name="co2" table:number-columns-repeated="25" table:default-cell-style-name="ce3"/>
        <table:table-row table:style-name="ro1">
          <table:table-cell table:style-name="ce15" office:value-type="string" calcext:value-type="string">
            <text:p>TEMPO/AT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2" table:number-rows-repeated="10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Sheet2_2" table:style-name="ta1">
        <table:table-column table:style-name="co1" table:default-cell-style-name="ce3"/>
        <table:table-column table:style-name="co2" table:number-columns-repeated="25" table:default-cell-style-name="ce3"/>
        <table:table-row table:style-name="ro1">
          <table:table-cell table:style-name="ce15" office:value-type="string" calcext:value-type="string">
            <text:p>TEMPO/AT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2" table:number-rows-repeated="10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0:47:45.612696076</meta:creation-date>
    <dc:date>2017-03-19T00:57:30.862405538</dc:date>
    <meta:editing-duration>PT3H29M24S</meta:editing-duration>
    <meta:editing-cycles>2</meta:editing-cycles>
    <meta:generator>LibreOffice/5.1.6.2$Linux_X86_64 LibreOffice_project/07ac168c60a517dba0f0d7bc7540f5afa45f0909</meta:generator>
    <meta:document-statistic meta:table-count="3" meta:cell-count="107" meta:object-count="0"/>
  </office:meta>
</office:document-meta>
</file>